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Initial conditions</text:h>
      <text:p text:style-name="Text_20_body">There is a theory which states the Universe<text:line-break/>if it began with the same initial conditions<text:line-break/>( same gravity same strong weak nuclear force same<text:line-break/>size and shape ) would unfold in exactly<text:line-break/>the way it has : with the same planets orbiting suns<text:line-break/>same people making same mistakes : like this morning</text:p>
      <text:p text:style-name="Text_20_body">( It's actually past two but I will call it morning )<text:line-break/>while turning on the shower : I as the Universe<text:line-break/>intended ( although I was expecting the heat of suns )<text:line-break/>had the ice of inner space : those pre existing conditions<text:line-break/>before the Big Bang : the shower was almost exactly<text:line-break/>freezing for a split second : every day it's the same :</text:p>
      <text:p text:style-name="Text_20_body">I turn on the tap hop in pull the knob have the same<text:line-break/>moment of utter panic then pain then a relaxing morning<text:line-break/>shower where I spend between five to ten ( I'm not sure exactly )<text:line-break/>minutes : I have good thoughts : this poem about the Universe<text:line-break/>for example : I had the idea while I was conditioning<text:line-break/>my hair : it came to me like accidentally looking at the sun :</text:p>
      <text:p text:style-name="Text_20_body">the pain and the wonder that something as large as suns<text:line-break/>could appear so small and yet so hot all at the same<text:line-break/>time : so hot in the summer we require air conditioning<text:line-break/>( although now in the winter it's cold in the morning )<text:line-break/>and I can't wait to hop in the shower that tiny universe<text:line-break/>of water and steam and soap and body : that and only that exactly</text:p>
      <text:p text:style-name="Text_20_body">or rather exclusively ( it's hard to get the words exactly<text:line-break/>right : the meanings bleed into each other like the sun's<text:line-break/>shadows on pavement ) ready for me to dream another universe<text:line-break/>into it on top of it again and again until they all look the same :<text:line-break/>I can't tell whether it's my morning or the shower's morning<text:line-break/>or where I put the conditioner or what the initial conditions</text:p>
      <text:p text:style-name="Text_20_body">could have been that decided I would misplace my conditioner<text:line-break/>today : and why and how much planning was involved exactly<text:line-break/>that would cause so far down the production line of this morning<text:line-break/>: me to wake up so long after the rising of the sun<text:line-break/>: me to stay inside all day even after showering to look at the same<text:line-break/>computer screen : to give up the actual universe to the universe</text:p>
      <text:p text:style-name="Text_20_body">in there with its conditions : where the screen serves as sickly sun :<text:line-break/>where there is apparently exactly what I need : no more : the same<text:line-break/>three sites I visited this morning comprising my entire Univer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itial conditions</dc:title>
  </office:meta>
</office:document-meta>
</file>